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9.73cm"/>
    </style:style>
    <style:style style:name="co3" style:family="table-column">
      <style:table-column-properties fo:break-before="auto" style:column-width="23.701cm"/>
    </style:style>
    <style:style style:name="co4" style:family="table-column">
      <style:table-column-properties fo:break-before="auto" style:column-width="5.727cm"/>
    </style:style>
    <style:style style:name="co5" style:family="table-column">
      <style:table-column-properties fo:break-before="auto" style:column-width="11.01cm"/>
    </style:style>
    <style:style style:name="co6" style:family="table-column">
      <style:table-column-properties fo:break-before="auto" style:column-width="14.333cm"/>
    </style:style>
    <style:style style:name="co7" style:family="table-column">
      <style:table-column-properties fo:break-before="auto" style:column-width="9.53cm"/>
    </style:style>
    <style:style style:name="co8" style:family="table-column">
      <style:table-column-properties fo:break-before="auto" style:column-width="4.24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ig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matthew/MWatch/board/bigboard/bigboard.kicad_sc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Thu 16 Jun 2022 10:04:57 P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0.5-a6ca702e91~116~ubuntu20.04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43" calcext:value-type="float">
            <text:p>143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, AE2</text:p>
          </table:table-cell>
          <table:table-cell office:value-type="string" calcext:value-type="string">
            <text:p>Antenna_Loop</text:p>
          </table:table-cell>
          <table:table-cell office:value-type="string" calcext:value-type="string">
            <text:p>Device:Antenna_Loop</text:p>
          </table:table-cell>
          <table:table-cell office:value-type="string" calcext:value-type="string">
            <text:p>TerminalBlock_TE-Connectivity:TerminalBlock_TE_282834-2_1x02_P2.54mm_Horizontal</text:p>
          </table:table-cell>
          <table:table-cell office:value-type="string" calcext:value-type="string">
            <text:p>TERM BLK 2P SIDE ENT 2.54MM</text:p>
          </table:table-cell>
          <table:table-cell/>
          <table:table-cell office:value-type="string" calcext:value-type="string">
            <text:p>DNP (TH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Device:Battery_Cell</text:p>
          </table:table-cell>
          <table:table-cell office:value-type="string" calcext:value-type="string">
            <text:p>Connector_JST:JST_PH_B3B-PH-K_1x03_P2.00mm_Vertical</text:p>
          </table:table-cell>
          <table:table-cell office:value-type="string" calcext:value-type="string">
            <text:p>CONN HEADER VERT 3POS 2MM</text:p>
          </table:table-cell>
          <table:table-cell office:value-type="string" calcext:value-type="string">
            <text:p>B3B-PH-K-S(LF)(SN)</text:p>
          </table:table-cell>
          <table:table-cell office:value-type="string" calcext:value-type="string">
            <text:p>DNP (TH)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4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AP CERM 470nF +/- 10% 50V X5R 0402</text:p>
          </table:table-cell>
          <table:table-cell/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.082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AP CERM 0.082uF +/- 10% 50V X7R 0402</text:p>
          </table:table-cell>
          <table:table-cell/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.22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AP CERM 0.22uF +/- 10% 50V X7R 0402</text:p>
          </table:table-cell>
          <table:table-cell/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360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AP CERM 360pF +/- 5% 50V C0G/NP0 0402</text:p>
          </table:table-cell>
          <table:table-cell/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6, C7</text:p>
          </table:table-cell>
          <table:table-cell office:value-type="string" calcext:value-type="string">
            <text:p>0.068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AP CERM 0.068uF +/- 10% 25V X7R 0402</text:p>
          </table:table-cell>
          <table:table-cell/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2700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AP CERM 2700pF +/- 10% 50V X7R 0402</text:p>
          </table:table-cell>
          <table:table-cell/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9, C10</text:p>
          </table:table-cell>
          <table:table-cell office:value-type="string" calcext:value-type="string">
            <text:p>15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AP CERM 15nF +/- 10% 25V X7R 0402</text:p>
          </table:table-cell>
          <table:table-cell/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11, C13, C18, C20, C22, C23, C24, C27, C32, C35, C36, C38, C39, C40, C41, C42, C43, C44, C45, C48, C49, C50, C51, C52, C54, C55, C58, C5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CAP CERM 100nF +/- 10% 25V X5R 0201</text:p>
          </table:table-cell>
          <table:table-cell/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12, C14, C17, C19, C21, C28, C37, C46, C47, C5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CAP CERM 1uF +/- 10% 25V X5R 0201</text:p>
          </table:table-cell>
          <table:table-cell/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15, C16, C25, C26, C29, C30, C3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AP CERM 10uF +/10% 25V X5R 0603</text:p>
          </table:table-cell>
          <table:table-cell/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3, C34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CAP CERM 27pF +/- 5% 50V C0G/NP0 0201</text:p>
          </table:table-cell>
          <table:table-cell/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6, C57</text:p>
          </table:table-cell>
          <table:table-cell office:value-type="string" calcext:value-type="string">
            <text:p>120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201_0603Metric</text:p>
          </table:table-cell>
          <table:table-cell office:value-type="string" calcext:value-type="string">
            <text:p>CAP CERM 120pF +/- 5% 50V C0G/NP0 0201</text:p>
          </table:table-cell>
          <table:table-cell/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P0502BAHTG</text:p>
          </table:table-cell>
          <table:table-cell office:value-type="string" calcext:value-type="string">
            <text:p>Power_Protection:SP0502BAHT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DIODE TVS 5.5VWM 8.5VC SOT23-3</text:p>
          </table:table-cell>
          <table:table-cell office:value-type="string" calcext:value-type="string">
            <text:p>SP0502BAHTG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or equivalen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2, D3, D7, D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SMD:D_SOD-323</text:p>
          </table:table-cell>
          <table:table-cell office:value-type="string" calcext:value-type="string">
            <text:p>DIODE SCHOTTKY 30V 1A USC</text:p>
          </table:table-cell>
          <table:table-cell office:value-type="string" calcext:value-type="string">
            <text:p>CUS10S30,H3F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4, D5, 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LED WHITE CLEAR CHIP SMD 5mA 3.2V 0603</text:p>
          </table:table-cell>
          <table:table-cell office:value-type="string" calcext:value-type="string">
            <text:p>BZ-C0603-C2-E1 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, J2</text:p>
          </table:table-cell>
          <table:table-cell office:value-type="string" calcext:value-type="string">
            <text:p>Conn_02x02_Row_Letter_First</text:p>
          </table:table-cell>
          <table:table-cell office:value-type="string" calcext:value-type="string">
            <text:p>Connector_Generic:Conn_02x02_Odd_Even</text:p>
          </table:table-cell>
          <table:table-cell office:value-type="string" calcext:value-type="string">
            <text:p>Connector_PinHeader_2.54mm:PinHeader_2x02_P2.54mm_Vertical</text:p>
          </table:table-cell>
          <table:table-cell office:value-type="string" calcext:value-type="string">
            <text:p>CONN HEADER VERT 2x02POS 2.54MM</text:p>
          </table:table-cell>
          <table:table-cell/>
          <table:table-cell office:value-type="string" calcext:value-type="string">
            <text:p>DNP (TH)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USB_C_Receptacle_USB2.0</text:p>
          </table:table-cell>
          <table:table-cell office:value-type="string" calcext:value-type="string">
            <text:p>Connector:USB_C_Receptacle_USB2.0</text:p>
          </table:table-cell>
          <table:table-cell office:value-type="string" calcext:value-type="string">
            <text:p>Connector_USB:USB_C_Receptacle_XKB_U262-16XN-4BVC11</text:p>
          </table:table-cell>
          <table:table-cell office:value-type="string" calcext:value-type="string">
            <text:p>CONN RCP USB3.1 TYPEC SMD RA</text:p>
          </table:table-cell>
          <table:table-cell office:value-type="string" calcext:value-type="string">
            <text:p>U262-161N-4BVC11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4, J5, J6, J7, J12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:Conn_01x03_Male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CONN HEADER VERT 3POS 2.54MM</text:p>
          </table:table-cell>
          <table:table-cell/>
          <table:table-cell office:value-type="string" calcext:value-type="string">
            <text:p>DNP (TH)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Conn_2Rows-21Pins_MountingPin</text:p>
          </table:table-cell>
          <table:table-cell office:value-type="string" calcext:value-type="string">
            <text:p>Connector_Generic_MountingPin:Conn_2Rows-21Pins_MountingPin</text:p>
          </table:table-cell>
          <table:table-cell office:value-type="string" calcext:value-type="string">
            <text:p>displaymolex:5035662102</text:p>
          </table:table-cell>
          <table:table-cell office:value-type="string" calcext:value-type="string">
            <text:p>CONN FPC BOTTOM 21POS 0.30MM</text:p>
          </table:table-cell>
          <table:table-cell office:value-type="string" calcext:value-type="string">
            <text:p>503566-2102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Connector:Conn_01x05_Male</text:p>
          </table:table-cell>
          <table:table-cell office:value-type="string" calcext:value-type="string">
            <text:p>Connector_PinHeader_2.54mm:PinHeader_1x05_P2.54mm_Vertical</text:p>
          </table:table-cell>
          <table:table-cell office:value-type="string" calcext:value-type="string">
            <text:p>CONN HEADER VERT 5POS 2.54MM</text:p>
          </table:table-cell>
          <table:table-cell/>
          <table:table-cell office:value-type="string" calcext:value-type="string">
            <text:p>DNP (TH)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Conn_02x03_Row_Letter_First</text:p>
          </table:table-cell>
          <table:table-cell office:value-type="string" calcext:value-type="string">
            <text:p>Connector_Generic:Conn_02x03_Odd_Even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string" calcext:value-type="string">
            <text:p>CONN HEADER VERT 2x03POS 2.54MM</text:p>
          </table:table-cell>
          <table:table-cell/>
          <table:table-cell office:value-type="string" calcext:value-type="string">
            <text:p>DNP (TH)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CONN HEADER VERT 2POS 2.54MM</text:p>
          </table:table-cell>
          <table:table-cell/>
          <table:table-cell office:value-type="string" calcext:value-type="string">
            <text:p>DNP (TH)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Conn_02x07_Row_Letter_First</text:p>
          </table:table-cell>
          <table:table-cell office:value-type="string" calcext:value-type="string">
            <text:p>Connector_Generic:Conn_02x07_Odd_Even</text:p>
          </table:table-cell>
          <table:table-cell office:value-type="string" calcext:value-type="string">
            <text:p>Connector_PinHeader_2.54mm:PinHeader_2x07_P2.54mm_Vertical</text:p>
          </table:table-cell>
          <table:table-cell office:value-type="string" calcext:value-type="string">
            <text:p>CONN HEADER VERT 2x07POS 2.54MM</text:p>
          </table:table-cell>
          <table:table-cell/>
          <table:table-cell office:value-type="string" calcext:value-type="string">
            <text:p>DNP (TH)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4.7uH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INDUCTOR 4.7uH +/- 20% 600mA 400 mOHM 0805</text:p>
          </table:table-cell>
          <table:table-cell office:value-type="string" calcext:value-type="string">
            <text:p>MLP2012V4R7MT0S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or equivalen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2, L3</text:p>
          </table:table-cell>
          <table:table-cell office:value-type="string" calcext:value-type="string">
            <text:p>2.2uH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<text:span text:style-name="T1">INDUCTOR 2.2uH +/- 20% </text:span>1.2A 228 mOHM 0805</text:p>
          </table:table-cell>
          <table:table-cell office:value-type="string" calcext:value-type="string">
            <text:p>DFE201210U-2R2M=P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or equivalen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otor_AC</text:p>
          </table:table-cell>
          <table:table-cell office:value-type="string" calcext:value-type="string">
            <text:p>Motor:Motor_AC</text:p>
          </table:table-cell>
          <table:table-cell office:value-type="string" calcext:value-type="string">
            <text:p>TerminalBlock_TE-Connectivity:TerminalBlock_TE_282834-2_1x02_P2.54mm_Horizontal</text:p>
          </table:table-cell>
          <table:table-cell office:value-type="string" calcext:value-type="string">
            <text:p>TERM BLK 2P SIDE ENT 2.54MM</text:p>
          </table:table-cell>
          <table:table-cell/>
          <table:table-cell office:value-type="string" calcext:value-type="string">
            <text:p>DNP (TH)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_Dual_PMOS_G1S2G2D2S1D1</text:p>
          </table:table-cell>
          <table:table-cell office:value-type="string" calcext:value-type="string">
            <text:p>Device:Q_Dual_PMOS_G1S2G2D2S1D1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MOSFET 2P-CH 20V 2A SOT-26</text:p>
          </table:table-cell>
          <table:table-cell office:value-type="string" calcext:value-type="string">
            <text:p>DMP2240UDM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, R2, R3, R22, R23, R24, R25, R26, R2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RES SMD 10KOHM 1% 1/20W 0201</text:p>
          </table:table-cell>
          <table:table-cell/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, R5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RES SMD 5.1KOHM 1% 1/20W 0201</text:p>
          </table:table-cell>
          <table:table-cell/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6, R8</text:p>
          </table:table-cell>
          <table:table-cell office:value-type="string" calcext:value-type="string">
            <text:p>102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RES SMD 102KOHM 1% 1/20W 0201</text:p>
          </table:table-cell>
          <table:table-cell/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7, R9</text:p>
          </table:table-cell>
          <table:table-cell office:value-type="string" calcext:value-type="string">
            <text:p>11.3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RES SMD 11.3KOHM 1% 1/20W 0201</text:p>
          </table:table-cell>
          <table:table-cell/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RES SMD 150OHM 1% 1/20W 0201</text:p>
          </table:table-cell>
          <table:table-cell/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RES SMD 2.2KOHM 1% 1/20W 0201</text:p>
          </table:table-cell>
          <table:table-cell/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RES SMD 3.3KOHM 1% 1/20W 0201</text:p>
          </table:table-cell>
          <table:table-cell/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RES SMD 470OHM 1% 1/20W 0201</text:p>
          </table:table-cell>
          <table:table-cell/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RES SMD 22OHM 1% 1/20W 0201</text:p>
          </table:table-cell>
          <table:table-cell/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RES SMD 20KOHM 1% 1/20W 0201</text:p>
          </table:table-cell>
          <table:table-cell/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RES SMD 1M0OHM 1% 1/20W 0201</text:p>
          </table:table-cell>
          <table:table-cell/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RES SMD 4KOHM 1% 1/20W 0201</text:p>
          </table:table-cell>
          <table:table-cell/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8, R1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RES SMD 1KOHM 1% 1/20W 0201</text:p>
          </table:table-cell>
          <table:table-cell/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0, R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0201_0603Metric</text:p>
          </table:table-cell>
          <table:table-cell office:value-type="string" calcext:value-type="string">
            <text:p>RES SMD 27OHM 1% 1/20W 0201</text:p>
          </table:table-cell>
          <table:table-cell/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W1, SW2, SW3, SW4, SW5, SW6, SW7, SW8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B3F-1020</text:p>
          </table:table-cell>
          <table:table-cell office:value-type="string" calcext:value-type="string">
            <text:p>DNP (TH)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NTCG103JF103FT1</text:p>
          </table:table-cell>
          <table:table-cell office:value-type="string" calcext:value-type="string">
            <text:p>Device:Thermistor_NTC_US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THERMISTOR NTC 10KOHM 3380K 0402</text:p>
          </table:table-cell>
          <table:table-cell office:value-type="string" calcext:value-type="string">
            <text:p>NTCG103JF103FT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or equivalent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P1, TP2, TP3, TP4, TP5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Connector:TestPoint</text:p>
          </table:table-cell>
          <table:table-cell office:value-type="string" calcext:value-type="string">
            <text:p>TestPoint:TestPoint_Pad_D2.5mm</text:p>
          </table:table-cell>
          <table:table-cell table:number-columns-repeated="2"/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BQ51221YFPT</text:p>
          </table:table-cell>
          <table:table-cell table:number-columns-repeated="2" office:value-type="string" calcext:value-type="string">
            <text:p>bq51020:BQ51221YFPT</text:p>
          </table:table-cell>
          <table:table-cell office:value-type="string" calcext:value-type="string">
            <text:p>IC WIRELESS PWR RCVR 42DSBGA</text:p>
          </table:table-cell>
          <table:table-cell office:value-type="string" calcext:value-type="string">
            <text:p>BQ51221YFPT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AX20353AEWN+</text:p>
          </table:table-cell>
          <table:table-cell office:value-type="string" calcext:value-type="string">
            <text:p>max20353:MAX20353AEWN+</text:p>
          </table:table-cell>
          <table:table-cell office:value-type="string" calcext:value-type="string">
            <text:p>max20353:MAX20353AEWN&amp;plus_</text:p>
          </table:table-cell>
          <table:table-cell office:value-type="string" calcext:value-type="string">
            <text:p>IC WEARABLE PMIC</text:p>
          </table:table-cell>
          <table:table-cell office:value-type="string" calcext:value-type="string">
            <text:p>MAX20353AEWN+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D52MxxM8</text:p>
          </table:table-cell>
          <table:table-cell office:value-type="string" calcext:value-type="string">
            <text:p>RF_Module:D52MxxM8</text:p>
          </table:table-cell>
          <table:table-cell office:value-type="string" calcext:value-type="string">
            <text:p>RF_Module:Garmin_M8-35_9.8x14.0mm_Layout6x6_P1.5mm</text:p>
          </table:table-cell>
          <table:table-cell office:value-type="string" calcext:value-type="string">
            <text:p>BLUETOOTH MOD ISM&gt;1GHZ TRC ANT SMD</text:p>
          </table:table-cell>
          <table:table-cell office:value-type="string" calcext:value-type="string">
            <text:p>D52MD2M8IA-TRAY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RP2040</text:p>
          </table:table-cell>
          <table:table-cell office:value-type="string" calcext:value-type="string">
            <text:p>rp2040:RP2040</text:p>
          </table:table-cell>
          <table:table-cell office:value-type="string" calcext:value-type="string">
            <text:p>rp2040:RP2040-QFN-56</text:p>
          </table:table-cell>
          <table:table-cell office:value-type="string" calcext:value-type="string">
            <text:p>IC RP2040 DUAL CORE MCU 56-QFN</text:p>
          </table:table-cell>
          <table:table-cell office:value-type="string" calcext:value-type="string">
            <text:p>SC0914(7)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also known as RP2040 at LCSC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5, U6</text:p>
          </table:table-cell>
          <table:table-cell office:value-type="string" calcext:value-type="string">
            <text:p>SN74LVC8T245PWR</text:p>
          </table:table-cell>
          <table:table-cell office:value-type="string" calcext:value-type="string">
            <text:p>Logic_LevelTranslator:SN74AVC8T245PW</text:p>
          </table:table-cell>
          <table:table-cell office:value-type="string" calcext:value-type="string">
            <text:p>Package_SO:TSSOP-24_4.4x7.8mm_P0.65mm</text:p>
          </table:table-cell>
          <table:table-cell office:value-type="string" calcext:value-type="string">
            <text:p>IC 8-BIT DUAL-SUPPLY BUS TRANSCEIVER</text:p>
          </table:table-cell>
          <table:table-cell office:value-type="string" calcext:value-type="string">
            <text:p>SN74LVC8T245PW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acceptable substitute is SN74LXC8T245PWR, SN74LVCH8T245PWR; -PW and -PWR parts are interchangabl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GD25LQ128DSIGR</text:p>
          </table:table-cell>
          <table:table-cell office:value-type="string" calcext:value-type="string">
            <text:p>Memory_Flash:W25Q128JVS</text:p>
          </table:table-cell>
          <table:table-cell office:value-type="string" calcext:value-type="string">
            <text:p>Package_SO:SOIC-8_5.23x5.23mm_P1.27mm</text:p>
          </table:table-cell>
          <table:table-cell office:value-type="string" calcext:value-type="string">
            <text:p>IC FLASH 128MBIT SPI/QUAD 8SOP 1.8V</text:p>
          </table:table-cell>
          <table:table-cell office:value-type="string" calcext:value-type="string">
            <text:p>GD25LQ128DSIG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acceptable substitute is W25Q128JW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BMM150</text:p>
          </table:table-cell>
          <table:table-cell office:value-type="string" calcext:value-type="string">
            <text:p>Sensor_Magnetic:BMM150</text:p>
          </table:table-cell>
          <table:table-cell office:value-type="string" calcext:value-type="string">
            <text:p>Package_CSP:WLCSP-12_1.56x1.56mm_P0.4mm</text:p>
          </table:table-cell>
          <table:table-cell office:value-type="string" calcext:value-type="string">
            <text:p>SENSOR FLIPCORE/HALL I2C/SPI 12WLCSP</text:p>
          </table:table-cell>
          <table:table-cell office:value-type="string" calcext:value-type="string">
            <text:p>BMM150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BMI270</text:p>
          </table:table-cell>
          <table:table-cell office:value-type="string" calcext:value-type="string">
            <text:p>Sensor_Motion:BMI160</text:p>
          </table:table-cell>
          <table:table-cell office:value-type="string" calcext:value-type="string">
            <text:p>Package_LGA:Bosch_LGA-14_3x2.5mm_P0.5mm</text:p>
          </table:table-cell>
          <table:table-cell office:value-type="string" calcext:value-type="string">
            <text:p>SENSOR IMU ACCEL/GYRO I2C/SPI 14LGA</text:p>
          </table:table-cell>
          <table:table-cell office:value-type="string" calcext:value-type="string">
            <text:p>BMI270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APDS-9306-065</text:p>
          </table:table-cell>
          <table:table-cell office:value-type="string" calcext:value-type="string">
            <text:p>Sensor_Optical:APDS-9306-065</text:p>
          </table:table-cell>
          <table:table-cell office:value-type="string" calcext:value-type="string">
            <text:p>OptoDevice:Broadcom_DFN-6_2x2mm_P0.65mm</text:p>
          </table:table-cell>
          <table:table-cell office:value-type="string" calcext:value-type="string">
            <text:p>SENSOR AMBIENT LIGHT 6-DFN</text:p>
          </table:table-cell>
          <table:table-cell office:value-type="string" calcext:value-type="string">
            <text:p>APDS-9306-065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TXB0104D</text:p>
          </table:table-cell>
          <table:table-cell office:value-type="string" calcext:value-type="string">
            <text:p>Logic_LevelTranslator:TXB0104D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IC TRNSLTR BIDIRECTIONAL 14SOIC</text:p>
          </table:table-cell>
          <table:table-cell office:value-type="string" calcext:value-type="string">
            <text:p>TXB0104D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PCF85263AT/AJ</text:p>
          </table:table-cell>
          <table:table-cell office:value-type="string" calcext:value-type="string">
            <text:p>Timer_RTC:PCF85263AT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IC RTC CLK/CALENDAR I2C 8SO</text:p>
          </table:table-cell>
          <table:table-cell office:value-type="string" calcext:value-type="string">
            <text:p>PCF85263AT/AJ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acceptable substitute is BQ32002D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Device:Crystal</text:p>
          </table:table-cell>
          <table:table-cell office:value-type="string" calcext:value-type="string">
            <text:p>Crystal:Crystal_SMD_5032-2Pin_5.0x3.2mm</text:p>
          </table:table-cell>
          <table:table-cell office:value-type="string" calcext:value-type="string">
            <text:p>CRYSTAL 12.0000MHZ 18pF 50OHM 20 PPM SMD</text:p>
          </table:table-cell>
          <table:table-cell office:value-type="string" calcext:value-type="string">
            <text:p>445C25D12M0000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or equivalent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32.768kHz</text:p>
          </table:table-cell>
          <table:table-cell office:value-type="string" calcext:value-type="string">
            <text:p>Device:Crystal</text:p>
          </table:table-cell>
          <table:table-cell office:value-type="string" calcext:value-type="string">
            <text:p>Crystal:Crystal_SMD_3215-2Pin_3.2x1.5mm</text:p>
          </table:table-cell>
          <table:table-cell office:value-type="string" calcext:value-type="string">
            <text:p>CRYSTAL 32.768KHZ 7pF 70KOHM 20 PPM SMD</text:p>
          </table:table-cell>
          <table:table-cell office:value-type="string" calcext:value-type="string">
            <text:p>SC32S-7PF20PPM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or equival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16T23:09:58.183480165</dc:date>
    <meta:editing-duration>PT2M23S</meta:editing-duration>
    <meta:editing-cycles>1</meta:editing-cycles>
    <meta:generator>LibreOffice/6.4.7.2$Linux_X86_64 LibreOffice_project/40$Build-2</meta:generator>
    <meta:document-statistic meta:table-count="1" meta:cell-count="525" meta:object-count="0"/>
  </office:meta>
</office:document-meta>
</file>